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ressionEvaluationFailedEvent.setFault( QName fa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EvaluationFailedEvent.get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